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fo:margin-top="0.375in" fo:margin-bottom="0.052in" style:line-height-at-least="0.2222in"/>
      <style:text-properties style:font-name="Helvetica" style:font-name-asian="Times New Roman" style:font-name-complex="Helvetica" fo:font-weight="bold" style:font-weight-asian="bold" style:font-weight-complex="bold" fo:color="#2E3D49" fo:font-size="15pt" style:font-size-asian="15pt" style:font-size-complex="15pt" style:language-asian="de" style:country-asian="DE"/>
    </style:style>
    <style:style style:name="P2" style:parent-style-name="Standard" style:family="paragraph">
      <style:paragraph-properties fo:margin-bottom="0in" fo:line-height="100%"/>
    </style:style>
    <style:style style:name="T3"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4"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5"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6" style:parent-style-name="Absatz-Standardschriftart" style:family="text">
      <style:text-properties style:font-name="Helvetica" style:font-name-asian="Times New Roman" style:font-name-complex="Helvetica" fo:color="#4F4F4F" fo:font-size="11.5pt" style:font-size-asian="11.5pt" style:font-size-complex="11.5pt" style:language-asian="de" style:country-asian="DE"/>
    </style:style>
    <style:style style:name="P7" style:parent-style-name="Standard" style:family="paragraph">
      <style:paragraph-properties fo:margin-bottom="0in" fo:line-height="100%" fo:margin-left="0in">
        <style:tab-stops>
          <style:tab-stop style:type="left" style:position="0.5in"/>
        </style:tab-stops>
      </style:paragraph-properties>
    </style:style>
    <style:style style:name="T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9"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10"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1"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12"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3" style:parent-style-name="Standard" style:family="paragraph">
      <style:paragraph-properties fo:margin-bottom="0in" fo:line-height="100%" fo:margin-left="0in">
        <style:tab-stops>
          <style:tab-stop style:type="left" style:position="0.5in"/>
        </style:tab-stops>
      </style:paragraph-properties>
    </style:style>
    <style:style style:name="T14"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5"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6"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7"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1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9" style:parent-style-name="Standard" style:family="paragraph">
      <style:paragraph-properties fo:margin-bottom="0in" fo:line-height="100%" fo:margin-left="0in">
        <style:tab-stops>
          <style:tab-stop style:type="left" style:position="1in"/>
        </style:tab-stops>
      </style:paragraph-properties>
    </style:style>
    <style:style style:name="T20"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21" style:parent-style-name="Absatz-Standardschriftart" style:family="text">
      <style:text-properties style:font-name="Helvetica" style:font-name-asian="Times New Roman" style:font-name-complex="Helvetica" fo:color="#4F4F4F" fo:font-size="11.5pt" style:font-size-asian="11.5pt" style:font-size-complex="11.5pt" style:language-asian="de" style:country-asian="DE"/>
    </style:style>
    <style:style style:name="P22" style:parent-style-name="Standard" style:family="paragraph">
      <style:paragraph-properties fo:margin-bottom="0in" fo:line-height="100%" fo:margin-left="0in">
        <style:tab-stops>
          <style:tab-stop style:type="left" style:position="0.5in"/>
        </style:tab-stops>
      </style:paragraph-properties>
    </style:style>
    <style:style style:name="T23"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24"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25"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26"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27"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28" style:parent-style-name="Standard" style:family="paragraph">
      <style:paragraph-properties fo:margin-bottom="0in" fo:line-height="100%" fo:margin-left="0in">
        <style:tab-stops>
          <style:tab-stop style:type="left" style:position="0.5in"/>
        </style:tab-stops>
      </style:paragraph-properties>
    </style:style>
    <style:style style:name="T29"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30"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31"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32" style:parent-style-name="Absatz-Standardschriftart" style:family="text">
      <style:text-properties style:font-name="Helvetica" style:font-name-asian="Times New Roman" style:font-name-complex="Helvetica" fo:color="#4F4F4F" fo:font-size="11.5pt" style:font-size-asian="11.5pt" style:font-size-complex="11.5pt" style:language-asian="de" style:country-asian="DE"/>
    </style:style>
    <style:style style:name="P33" style:parent-style-name="Standard" style:family="paragraph">
      <style:paragraph-properties fo:margin-bottom="0in" fo:line-height="100%" fo:margin-left="0in">
        <style:tab-stops>
          <style:tab-stop style:type="left" style:position="0.5in"/>
        </style:tab-stops>
      </style:paragraph-properties>
    </style:style>
    <style:style style:name="T34"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35"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36"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37"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3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39"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40"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41" style:parent-style-name="Standard" style:family="paragraph">
      <style:paragraph-properties fo:line-height="100%" fo:margin-left="0in">
        <style:tab-stops>
          <style:tab-stop style:type="left" style:position="0.5in"/>
        </style:tab-stops>
      </style:paragraph-properties>
    </style:style>
    <style:style style:name="T42"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4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44"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45"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46"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47" style:parent-style-name="Standard" style:family="paragraph">
      <style:paragraph-properties fo:margin-top="0.375in" fo:margin-bottom="0.052in" style:line-height-at-least="0.2222in"/>
      <style:text-properties style:font-name="Helvetica" style:font-name-asian="Times New Roman" style:font-name-complex="Helvetica" fo:font-weight="bold" style:font-weight-asian="bold" style:font-weight-complex="bold" fo:color="#2E3D49" fo:font-size="15pt" style:font-size-asian="15pt" style:font-size-complex="15pt" style:language-asian="de" style:country-asian="DE"/>
    </style:style>
    <style:style style:name="P48" style:parent-style-name="Standard" style:family="paragraph">
      <style:paragraph-properties fo:margin-bottom="0in" fo:line-height="100%" fo:margin-left="0in">
        <style:tab-stops>
          <style:tab-stop style:type="left" style:position="0.5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49" style:parent-style-name="Standard" style:family="paragraph">
      <style:paragraph-properties fo:margin-bottom="0in" fo:line-height="100%" fo:margin-left="0in">
        <style:tab-stops>
          <style:tab-stop style:type="left" style:position="1in"/>
        </style:tab-stops>
      </style:paragraph-properties>
    </style:style>
    <style:style style:name="T50"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51"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52"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53" style:parent-style-name="Standard" style:family="paragraph">
      <style:paragraph-properties fo:margin-bottom="0in" fo:line-height="100%" fo:margin-left="0in">
        <style:tab-stops>
          <style:tab-stop style:type="left" style:position="1in"/>
        </style:tab-stops>
      </style:paragraph-properties>
    </style:style>
    <style:style style:name="T54"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55"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56"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57" style:parent-style-name="Standard" style:family="paragraph">
      <style:paragraph-properties fo:margin-bottom="0in" fo:line-height="100%" fo:margin-left="0in">
        <style:tab-stops>
          <style:tab-stop style:type="left" style:position="1in"/>
        </style:tab-stops>
      </style:paragraph-properties>
    </style:style>
    <style:style style:name="T5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59"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60"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61" style:parent-style-name="Standard" style:family="paragraph">
      <style:paragraph-properties fo:margin-bottom="0in" fo:line-height="100%" fo:margin-left="0in">
        <style:tab-stops>
          <style:tab-stop style:type="left" style:position="0.5in"/>
        </style:tab-stops>
      </style:paragraph-properties>
    </style:style>
    <style:style style:name="T62"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6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P64"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65"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66" style:parent-style-name="Standard" style:family="paragraph">
      <style:paragraph-properties fo:margin-bottom="0in" fo:line-height="100%" fo:margin-left="0in">
        <style:tab-stops>
          <style:tab-stop style:type="left" style:position="1in"/>
        </style:tab-stops>
      </style:paragraph-properties>
    </style:style>
    <style:style style:name="T67"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68"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69"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70" style:parent-style-name="Standard" style:family="paragraph">
      <style:paragraph-properties fo:margin-bottom="0in" fo:line-height="100%" fo:margin-left="0in">
        <style:tab-stops>
          <style:tab-stop style:type="left" style:position="0.5in"/>
        </style:tab-stops>
      </style:paragraph-properties>
    </style:style>
    <style:style style:name="T71"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72"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73"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74"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75"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76"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77" style:parent-style-name="Standard" style:family="paragraph">
      <style:paragraph-properties fo:margin-bottom="0in" fo:line-height="100%" fo:margin-left="0in">
        <style:tab-stops>
          <style:tab-stop style:type="left" style:position="1in"/>
        </style:tab-stops>
      </style:paragraph-properties>
    </style:style>
    <style:style style:name="T7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79"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80"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81" style:parent-style-name="Standard" style:family="paragraph">
      <style:paragraph-properties fo:margin-bottom="0in" fo:line-height="100%" fo:margin-left="0in">
        <style:tab-stops>
          <style:tab-stop style:type="left" style:position="0.5in"/>
        </style:tab-stops>
      </style:paragraph-properties>
    </style:style>
    <style:style style:name="T82"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8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84"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85" style:parent-style-name="Absatz-Standardschriftart" style:family="text">
      <style:text-properties style:font-name="Helvetica" style:font-name-asian="Times New Roman" style:font-name-complex="Helvetica" fo:font-style="italic" style:font-style-asian="italic" style:font-style-complex="italic" fo:color="#4F4F4F" fo:font-size="11.5pt" style:font-size-asian="11.5pt" style:font-size-complex="11.5pt" fo:language="en" fo:country="US" style:language-asian="de" style:country-asian="DE"/>
    </style:style>
    <style:style style:name="T86"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87" style:parent-style-name="Standard" style:family="paragraph">
      <style:paragraph-properties fo:margin-bottom="0in" fo:line-height="100%" fo:margin-left="0in">
        <style:tab-stops>
          <style:tab-stop style:type="left" style:position="1in"/>
        </style:tab-stops>
      </style:paragraph-properties>
    </style:style>
    <style:style style:name="T8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89"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90"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91" style:parent-style-name="Standard" style:family="paragraph">
      <style:paragraph-properties fo:margin-bottom="0in" fo:line-height="100%" fo:margin-left="0in">
        <style:tab-stops>
          <style:tab-stop style:type="left" style:position="0.5in"/>
        </style:tab-stops>
      </style:paragraph-properties>
    </style:style>
    <style:style style:name="T92"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9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94"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95"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96" style:parent-style-name="Standard" style:family="paragraph">
      <style:paragraph-properties fo:margin-bottom="0in" fo:line-height="100%" fo:margin-left="0in">
        <style:tab-stops>
          <style:tab-stop style:type="left" style:position="0.5in"/>
        </style:tab-stops>
      </style:paragraph-properties>
    </style:style>
    <style:style style:name="T97"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98"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P99" style:parent-style-name="Standard" style:family="paragraph">
      <style:paragraph-properties fo:margin-bottom="0in" fo:line-height="100%" fo:margin-left="0in">
        <style:tab-stops>
          <style:tab-stop style:type="left" style:position="1in"/>
        </style:tab-stops>
      </style:paragraph-properties>
    </style:style>
    <style:style style:name="T100"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01"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02"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03" style:parent-style-name="Standard" style:family="paragraph">
      <style:paragraph-properties fo:margin-bottom="0in" fo:line-height="100%" fo:margin-left="0in">
        <style:tab-stops>
          <style:tab-stop style:type="left" style:position="0.5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04"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05" style:parent-style-name="Standard" style:family="paragraph">
      <style:paragraph-properties fo:margin-bottom="0in" fo:line-height="100%" fo:margin-left="0in">
        <style:tab-stops>
          <style:tab-stop style:type="left" style:position="1in"/>
        </style:tab-stops>
      </style:paragraph-properties>
    </style:style>
    <style:style style:name="T106"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07"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0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09" style:parent-style-name="Standard" style:family="paragraph">
      <style:paragraph-properties fo:margin-bottom="0in" fo:line-height="100%" fo:margin-left="0in">
        <style:tab-stops>
          <style:tab-stop style:type="left" style:position="0.5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10"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11"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12"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13" style:parent-style-name="Standard" style:family="paragraph">
      <style:paragraph-properties fo:margin-bottom="0in" fo:line-height="100%" fo:margin-left="0in">
        <style:tab-stops>
          <style:tab-stop style:type="left" style:position="0.5in"/>
        </style:tab-stops>
      </style:paragraph-properties>
    </style:style>
    <style:style style:name="T114"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15"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P116" style:parent-style-name="Standard" style:family="paragraph">
      <style:paragraph-properties fo:margin-bottom="0in" fo:line-height="100%" fo:margin-left="0in">
        <style:tab-stops>
          <style:tab-stop style:type="left" style:position="1in"/>
        </style:tab-stops>
      </style:paragraph-properties>
    </style:style>
    <style:style style:name="T117"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18"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19"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20" style:parent-style-name="Standard" style:family="paragraph">
      <style:paragraph-properties fo:margin-bottom="0in" fo:line-height="100%" fo:margin-left="0in">
        <style:tab-stops>
          <style:tab-stop style:type="left" style:position="0.5in"/>
        </style:tab-stops>
      </style:paragraph-properties>
    </style:style>
    <style:style style:name="T121"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22"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23"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24"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25"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26"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27"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28" style:parent-style-name="Standard" style:family="paragraph">
      <style:paragraph-properties fo:margin-bottom="0in" fo:line-height="100%" fo:margin-left="0in">
        <style:tab-stops>
          <style:tab-stop style:type="left" style:position="1in"/>
        </style:tab-stops>
      </style:paragraph-properties>
    </style:style>
    <style:style style:name="T129"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30"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31"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32" style:parent-style-name="Standard" style:family="paragraph">
      <style:paragraph-properties fo:margin-bottom="0in" fo:line-height="100%" fo:margin-left="0in">
        <style:tab-stops>
          <style:tab-stop style:type="left" style:position="1in"/>
        </style:tab-stops>
      </style:paragraph-properties>
    </style:style>
    <style:style style:name="T133"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34"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35"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36"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37"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38" style:parent-style-name="Standard" style:family="paragraph">
      <style:paragraph-properties fo:margin-bottom="0in" fo:line-height="100%" fo:margin-left="0in">
        <style:tab-stops>
          <style:tab-stop style:type="left" style:position="0.5in"/>
        </style:tab-stops>
      </style:paragraph-properties>
    </style:style>
    <style:style style:name="T139"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40"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P141" style:parent-style-name="Standard" style:family="paragraph">
      <style:paragraph-properties fo:margin-bottom="0in" fo:line-height="100%" fo:margin-left="0in">
        <style:tab-stops>
          <style:tab-stop style:type="left" style:position="1in"/>
        </style:tab-stops>
      </style:paragraph-properties>
    </style:style>
    <style:style style:name="T142"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4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44"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45" style:parent-style-name="Standard" style:family="paragraph">
      <style:paragraph-properties fo:margin-bottom="0in" fo:line-height="100%" fo:margin-left="0in">
        <style:tab-stops>
          <style:tab-stop style:type="left" style:position="0.5in"/>
        </style:tab-stops>
      </style:paragraph-properties>
    </style:style>
    <style:style style:name="T146"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47"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4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49" style:parent-style-name="Standard" style:family="paragraph">
      <style:paragraph-properties fo:margin-bottom="0in" fo:line-height="100%" fo:margin-left="0in">
        <style:tab-stops>
          <style:tab-stop style:type="left" style:position="1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50" style:parent-style-name="Standard" style:family="paragraph">
      <style:paragraph-properties fo:margin-bottom="0.1562in" fo:line-height="100%"/>
      <style:text-properties style:font-name="Helvetica" style:font-name-asian="Times New Roman" style:font-name-complex="Helvetica" fo:color="#4F4F4F" fo:font-size="11.5pt" style:font-size-asian="11.5pt" style:font-size-complex="11.5pt" style:language-asian="de" style:country-asian="DE"/>
    </style:style>
    <style:style style:name="P151" style:parent-style-name="Standard" style:family="paragraph">
      <style:paragraph-properties fo:margin-bottom="0in" fo:line-height="100%" fo:margin-left="0in">
        <style:tab-stops>
          <style:tab-stop style:type="left" style:position="0.5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52" style:parent-style-name="Standard" style:family="paragraph">
      <style:paragraph-properties fo:margin-bottom="0in" fo:line-height="100%" fo:margin-left="0in">
        <style:tab-stops>
          <style:tab-stop style:type="left" style:position="0.5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53" style:parent-style-name="Standard" style:family="paragraph">
      <style:paragraph-properties fo:margin-bottom="0in" fo:line-height="100%" fo:margin-left="0in">
        <style:tab-stops>
          <style:tab-stop style:type="left" style:position="0.5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54" style:parent-style-name="Standard" style:family="paragraph">
      <style:paragraph-properties fo:margin-bottom="0in" fo:line-height="100%" fo:margin-left="0in">
        <style:tab-stops>
          <style:tab-stop style:type="left" style:position="0.5in"/>
        </style:tab-stops>
      </style:paragraph-properties>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55" style:parent-style-name="Standard" style:family="paragraph">
      <style:paragraph-properties fo:line-height="100%"/>
    </style:style>
    <style:style style:name="T156"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57"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58"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59" style:parent-style-name="Standard" style:family="paragraph">
      <style:paragraph-properties fo:margin-top="0.375in" fo:margin-bottom="0.052in" style:line-height-at-least="0.2222in"/>
      <style:text-properties style:font-name="Helvetica" style:font-name-asian="Times New Roman" style:font-name-complex="Helvetica" fo:font-weight="bold" style:font-weight-asian="bold" style:font-weight-complex="bold" fo:color="#2E3D49" fo:font-size="15pt" style:font-size-asian="15pt" style:font-size-complex="15pt" fo:language="en" fo:country="US" style:language-asian="de" style:country-asian="DE"/>
    </style:style>
    <style:style style:name="P160" style:parent-style-name="Standard" style:family="paragraph">
      <style:paragraph-properties fo:margin-bottom="0in" fo:line-height="100%"/>
    </style:style>
    <style:style style:name="T161"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62"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163"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64" style:parent-style-name="Standard" style:family="paragraph">
      <style:paragraph-properties fo:line-height="100%"/>
    </style:style>
    <style:style style:name="T165"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T166" style:parent-style-name="Absatz-Standardschriftart" style:family="text">
      <style:text-properties style:font-name="Helvetica" style:font-name-asian="Times New Roman" style:font-name-complex="Helvetica" fo:color="#02B3E4" fo:font-size="11.5pt" style:font-size-asian="11.5pt" style:font-size-complex="11.5pt" style:text-underline-type="single" style:text-underline-style="solid" style:text-underline-width="auto" style:text-underline-mode="continuous" fo:language="en" fo:country="US" style:language-asian="de" style:country-asian="DE"/>
    </style:style>
    <style:style style:name="T167" style:parent-style-name="Absatz-Standardschriftart" style:family="text">
      <style:text-properties style:font-name="Helvetica" style:font-name-asian="Times New Roman" style:font-name-complex="Helvetica" fo:color="#4F4F4F" fo:font-size="11.5pt" style:font-size-asian="11.5pt" style:font-size-complex="11.5pt" fo:language="en" fo:country="US" style:language-asian="de" style:country-asian="DE"/>
    </style:style>
    <style:style style:name="P168" style:parent-style-name="Standard" style:family="paragraph">
      <style:text-properties fo:language="en" fo:country="US"/>
    </style:style>
  </office:automatic-styles>
  <office:body>
    <office:text text:use-soft-page-breaks="true">
      <text:h text:style-name="P1" text:outline-level="2">Jasmine Testing</text:h>
      <text:p text:style-name="P2"><text:span text:style-name="T3">Great! You now have the starter code. If you still need a quick refresher before beginning, we recommend reviewing the content from </text:span><text:a xlink:href="https://www.udacity.com/course/javascript-testing--ud549" office:target-frame-name="_blank" xlink:show="new"><text:span text:style-name="T4">JavaScript Testing</text:span></text:a><text:span text:style-name="T5">. You'll be applying lots of the skills and tools that you've learned, so make sure you're comfortable with the content.<text:s/></text:span><text:span text:style-name="T6">Ask yourself:</text:span></text:p>
      <text:list text:style-name="LFO2" text:continue-numbering="true">
        <text:list-item>
          <text:p text:style-name="P7"><text:span text:style-name="T8">How does an </text:span><text:a xlink:href="https://developer.mozilla.org/en-US/docs/Glossary/IIFE" office:target-frame-name="_blank" xlink:show="new"><text:span text:style-name="T9">IIFE</text:span></text:a><text:span text:style-name="T10"> work? Feel free to look back at </text:span><text:a xlink:href="https://www.udacity.com/course/object-oriented-javascript--ud711" office:target-frame-name="_blank" xlink:show="new"><text:span text:style-name="T11">Object-Oriented JavaScript</text:span></text:a><text:span text:style-name="T12"> if you need a review</text:span></text:p>
        </text:list-item>
        <text:list-item>
          <text:p text:style-name="P13"><text:span text:style-name="T14">How do you retrieve a particular element from the </text:span><text:span text:style-name="T15">Document</text:span><text:span text:style-name="T16">? Feel free to look back at </text:span><text:a xlink:href="https://www.udacity.com/course/javascript-and-the-dom--ud117" office:target-frame-name="_blank" xlink:show="new"><text:span text:style-name="T17">JavaScript and the DOM</text:span></text:a><text:span text:style-name="T18"> if you need a review</text:span></text:p>
          <text:list text:continue-numbering="true">
            <text:list-item>
              <text:p text:style-name="P19"><text:span text:style-name="T20">What about accessing an element's list of classes?<text:s/></text:span><text:span text:style-name="T21">How is that performed?</text:span></text:p>
            </text:list-item>
          </text:list>
        </text:list-item>
        <text:list-item>
          <text:p text:style-name="P22"><text:span text:style-name="T23">How do you </text:span><text:a xlink:href="https://jasmine.github.io/api/3.3/global.html#describe" office:target-frame-name="_blank" xlink:show="new"><text:span text:style-name="T24">describe</text:span></text:a><text:span text:style-name="T25"> an object by what </text:span><text:a xlink:href="https://jasmine.github.io/api/3.3/global.html#it" office:target-frame-name="_blank" xlink:show="new"><text:span text:style-name="T26">it</text:span></text:a><text:span text:style-name="T27"> does?</text:span></text:p>
        </text:list-item>
        <text:list-item>
          <text:p text:style-name="P28"><text:span text:style-name="T29">How does the </text:span><text:a xlink:href="https://jasmine.github.io/api/3.3/global.html#expect" office:target-frame-name="_blank" xlink:show="new"><text:span text:style-name="T30">expect</text:span></text:a><text:span text:style-name="T31"> function work?<text:s/></text:span><text:span text:style-name="T32">What do you pass into it?</text:span></text:p>
        </text:list-item>
        <text:list-item>
          <text:p text:style-name="P33"><text:span text:style-name="T34">How are </text:span><text:a xlink:href="https://jasmine.github.io/api/3.3/matchers.html" office:target-frame-name="_blank" xlink:show="new"><text:span text:style-name="T35">matchers</text:span></text:a><text:span text:style-name="T36"> used? Recall some of the ones you've seen (e.g., </text:span><text:span text:style-name="T37">toBe()</text:span><text:span text:style-name="T38">, </text:span><text:span text:style-name="T39">toBeDefined()</text:span><text:span text:style-name="T40">, etc.)</text:span></text:p>
        </text:list-item>
        <text:list-item>
          <text:p text:style-name="P41"><text:span text:style-name="T42">What is </text:span><text:span text:style-name="T43">done</text:span><text:span text:style-name="T44">'s role in testing </text:span><text:a xlink:href="https://jasmine.github.io/tutorials/async" office:target-frame-name="_blank" xlink:show="new"><text:span text:style-name="T45">asynchronous processes</text:span></text:a><text:span text:style-name="T46">?</text:span></text:p>
        </text:list-item>
      </text:list>
      <text:h text:style-name="P47" text:outline-level="2">Development Strategy</text:h>
      <text:list text:style-name="LFO3" text:continue-numbering="true">
        <text:list-item>
          <text:p text:style-name="P48">Familiarize yourself with the starter code</text:p>
          <text:list text:continue-numbering="true">
            <text:list-item>
              <text:p text:style-name="P49"><text:span text:style-name="T50">Open up </text:span><text:span text:style-name="T51">index.html</text:span><text:span text:style-name="T52"> and review the functionality of the application within your browser</text:span></text:p>
            </text:list-item>
            <text:list-item>
              <text:p text:style-name="P53"><text:span text:style-name="T54">What is all the code in </text:span><text:span text:style-name="T55">app.js</text:span><text:span text:style-name="T56"> doing? Be sure to read all code comments</text:span></text:p>
            </text:list-item>
            <text:list-item>
              <text:p text:style-name="P57"><text:span text:style-name="T58">Check out </text:span><text:span text:style-name="T59">style.css</text:span><text:span text:style-name="T60">. How is styling applied to the application?</text:span></text:p>
            </text:list-item>
          </text:list>
        </text:list-item>
        <text:list-item>
          <text:p text:style-name="P61"><text:span text:style-name="T62">Explore the Jasmine spec file in </text:span><text:span text:style-name="T63">feedreader.js</text:span></text:p>
          <text:list text:continue-numbering="true">
            <text:list-item>
              <text:p text:style-name="P64">This is the file in which you'll be writing your tests</text:p>
            </text:list-item>
            <text:list-item>
              <text:p text:style-name="P65">Make sure to read all code comments here as well</text:p>
            </text:list-item>
            <text:list-item>
              <text:p text:style-name="P66"><text:span text:style-name="T67">Review the </text:span><text:a xlink:href="http://jasmine.github.io/" office:target-frame-name="_blank" xlink:show="new"><text:span text:style-name="T68">Jasmine documentation</text:span></text:a><text:span text:style-name="T69"> if needed</text:span></text:p>
            </text:list-item>
          </text:list>
        </text:list-item>
        <text:list-item>
          <text:p text:style-name="P70"><text:span text:style-name="T71">Edit the </text:span><text:span text:style-name="T72">allFeeds</text:span><text:span text:style-name="T73"> variable in </text:span><text:span text:style-name="T74">app.js</text:span><text:span text:style-name="T75"> to make the provided test fail</text:span></text:p>
          <text:list text:continue-numbering="true">
            <text:list-item>
              <text:p text:style-name="P76">See how Jasmine visualizes this failure in your application</text:p>
            </text:list-item>
            <text:list-item>
              <text:p text:style-name="P77"><text:span text:style-name="T78">Return the </text:span><text:span text:style-name="T79">allFeeds</text:span><text:span text:style-name="T80"> variable to a passing state after reviewing the failed test</text:span></text:p>
            </text:list-item>
          </text:list>
        </text:list-item>
        <text:list-item>
          <text:p text:style-name="P81"><text:span text:style-name="T82">Write a test that loops through each feed in the </text:span><text:span text:style-name="T83">allFeeds</text:span><text:span text:style-name="T84"> object and ensures it has a URL defined </text:span><text:span text:style-name="T85">and</text:span><text:span text:style-name="T86"> that the URL is not empty</text:span></text:p>
          <text:list text:continue-numbering="true">
            <text:list-item>
              <text:p text:style-name="P87"><text:span text:style-name="T88">For example, how would you use a </text:span><text:span text:style-name="T89">for...of</text:span><text:span text:style-name="T90"> loop in this test?</text:span></text:p>
            </text:list-item>
          </text:list>
        </text:list-item>
        <text:list-item>
          <text:p text:style-name="P91"><text:span text:style-name="T92">Write a test that loops through each feed in the </text:span><text:span text:style-name="T93">allFeeds</text:span><text:span text:style-name="T94"> object and ensures it has a name defined and that the name is not empty</text:span></text:p>
          <text:list text:continue-numbering="true">
            <text:list-item>
              <text:p text:style-name="P95">Think about how you wrote the previous test. What are you testing for this time?</text:p>
            </text:list-item>
          </text:list>
        </text:list-item>
        <text:list-item>
          <text:p text:style-name="P96"><text:span text:style-name="T97">Write a new test suite named </text:span><text:span text:style-name="T98">"The menu"</text:span></text:p>
          <text:list text:continue-numbering="true">
            <text:list-item>
              <text:p text:style-name="P99"><text:span text:style-name="T100">What are you </text:span><text:span text:style-name="T101">describe</text:span><text:span text:style-name="T102">-ing in this test suite?</text:span></text:p>
            </text:list-item>
          </text:list>
        </text:list-item>
        <text:list-item>
          <text:p text:style-name="P103">Write a test that ensures the menu element is hidden by default</text:p>
          <text:list text:continue-numbering="true">
            <text:list-item>
              <text:p text:style-name="P104">You'll have to analyze the HTML and the CSS to determine how the hiding/showing of the menu element is implemented</text:p>
            </text:list-item>
            <text:list-item>
              <text:p text:style-name="P105"><text:span text:style-name="T106">What code in </text:span><text:span text:style-name="T107">app.js</text:span><text:span text:style-name="T108"> is directly involved with toggling the menu on and off?</text:span></text:p>
            </text:list-item>
          </text:list>
        </text:list-item>
        <text:list-item>
          <text:p text:style-name="P109">Write a test that ensures the menu changes visibility when the menu icon is clicked. This test should have two expectations: does the menu display itself when clicked, and does it hide when clicked again?</text:p>
          <text:list text:continue-numbering="true">
            <text:list-item>
              <text:p text:style-name="P110">Think about how you wrote the previous test. What is different this time around?</text:p>
            </text:list-item>
            <text:list-item>
              <text:p text:style-name="P111">Which clickable element are you checking for?</text:p>
            </text:list-item>
            <text:list-item>
              <text:p text:style-name="P112">How do you "simulate" a mouse click that element without actually clicking it?</text:p>
            </text:list-item>
          </text:list>
        </text:list-item>
        <text:list-item>
          <text:p text:style-name="P113"><text:span text:style-name="T114">Write a test suite named </text:span><text:span text:style-name="T115">"Initial Entries"</text:span></text:p>
          <text:list text:continue-numbering="true">
            <text:list-item>
              <text:p text:style-name="P116"><text:span text:style-name="T117">What are you </text:span><text:span text:style-name="T118">describe</text:span><text:span text:style-name="T119">-ing in this test suite?</text:span></text:p>
            </text:list-item>
          </text:list>
        </text:list-item>
        <text:list-item>
          <text:p text:style-name="P120"><text:span text:style-name="T121">Write a test that ensures when the </text:span><text:span text:style-name="T122">loadFeed</text:span><text:span text:style-name="T123"> function is called and completes its work, there is at least a single </text:span><text:span text:style-name="T124">.entry</text:span><text:span text:style-name="T125"> element within the </text:span><text:span text:style-name="T126">.feed</text:span><text:span text:style-name="T127"> container</text:span></text:p>
          <text:list text:continue-numbering="true">
            <text:list-item>
              <text:p text:style-name="P128"><text:span text:style-name="T129">How does Jasmine's </text:span><text:span text:style-name="T130">beforeEach()</text:span><text:span text:style-name="T131">function work?</text:span></text:p>
            </text:list-item>
            <text:list-item>
              <text:p text:style-name="P132"><text:span text:style-name="T133">How does the </text:span><text:span text:style-name="T134">loadFeed()</text:span><text:span text:style-name="T135"> function in </text:span><text:span text:style-name="T136">app.js</text:span><text:span text:style-name="T137"> work? Is it synchronous or asynchronous?</text:span></text:p>
            </text:list-item>
          </text:list>
        </text:list-item>
        <text:list-item>
          <text:p text:style-name="P138"><text:span text:style-name="T139">Write a test suite named </text:span><text:span text:style-name="T140">"New Feed Selection"</text:span></text:p>
          <text:list text:continue-numbering="true">
            <text:list-item>
              <text:p text:style-name="P141"><text:span text:style-name="T142">What are you </text:span><text:span text:style-name="T143">describe</text:span><text:span text:style-name="T144">-ing in this test suite?</text:span></text:p>
            </text:list-item>
          </text:list>
        </text:list-item>
        <text:list-item>
          <text:p text:style-name="P145"><text:span text:style-name="T146">Write a test that ensures when a new feed is loaded by the </text:span><text:span text:style-name="T147">loadFeed</text:span><text:span text:style-name="T148"> function that the content actually changes</text:span></text:p>
          <text:list text:continue-numbering="true">
            <text:list-item>
              <text:p text:style-name="P149">How is this test different from the previous test?</text:p>
            </text:list-item>
          </text:list>
        </text:list-item>
      </text:list>
      <text:p text:style-name="P150">Additionally, note that:</text:p>
      <text:list text:style-name="LFO4" text:continue-numbering="true">
        <text:list-item>
          <text:p text:style-name="P151">No test should be dependent on the results of another</text:p>
        </text:list-item>
        <text:list-item>
          <text:p text:style-name="P152">Callbacks should be used to ensure that feeds are loaded before they are tested</text:p>
        </text:list-item>
        <text:list-item>
          <text:p text:style-name="P153">Error handling should be implemented for undefined variables and out-of-bound array access</text:p>
        </text:list-item>
        <text:list-item>
          <text:p text:style-name="P154">When complete, all of your tests should pass</text:p>
        </text:list-item>
      </text:list>
      <text:p text:style-name="P155"><text:span text:style-name="T156">When you're all finished, write a </text:span><text:span text:style-name="T157">README</text:span><text:span text:style-name="T158"> file detailing all steps required to successfully run the application. If you have added additional tests, provide documentation for what these future features are and what the tests are checking for.</text:span></text:p>
      <text:h text:style-name="P159" text:outline-level="2">Additional Resources</text:h>
      <text:p text:style-name="P160"><text:span text:style-name="T161">Feel free to check out </text:span><text:a xlink:href="https://knowledge.udacity.com/questions/4581" office:target-frame-name="_blank" xlink:show="new"><text:span text:style-name="T162">this post in Knowledge</text:span></text:a><text:span text:style-name="T163"> for additional resources, curated by your fellow students!</text:span></text:p>
      <text:p text:style-name="P164"><text:span text:style-name="T165">You may find this Jasmine </text:span><text:a xlink:href="https://devhints.io/jasmine" office:target-frame-name="_blank" xlink:show="new"><text:span text:style-name="T166">cheatsheet</text:span></text:a><text:span text:style-name="T167"> handy as you write your tests as well.</text:span></text:p>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ervorhebung" style:display-name="Hervorhebung" style:family="text" style:parent-style-name="Absatz-Standardschriftar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2"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illip Biermann</meta:initial-creator>
    <dc:creator>Phillip Biermann</dc:creator>
    <meta:creation-date>2019-01-24T18:49:00Z</meta:creation-date>
    <dc:date>2019-01-25T19:02:00Z</dc:date>
    <meta:template xlink:href="Normal" xlink:type="simple"/>
    <meta:editing-cycles>1</meta:editing-cycles>
    <meta:editing-duration>PT0S</meta:editing-duration>
    <meta:document-statistic meta:page-count="2" meta:paragraph-count="9" meta:word-count="685" meta:character-count="4996" meta:row-count="36" meta:non-whitespace-character-count="4320"/>
  </office:meta>
</office:document-meta>
</file>